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e8c4b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bold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13e2db8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text-properties officeooo:paragraph-rsid="00211236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 style:parent-style-name="Table_20_Contents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rsid="000a4c20" officeooo:paragraph-rsid="0710304e" style:font-size-asian="10pt" style:font-style-asian="normal" style:font-weight-asian="bold" style:font-name-complex="Pyidaungsu1" style:font-size-complex="10pt" style:font-weight-complex="bold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8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6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5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42">အထက်ပါ အချက်အလက်များ မှန်ကန်ပါသည်။</text:p>
            <text:p text:style-name="P61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9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8"><text:s/><text:span text:style-name="T12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8">(ဂ) အိမ်ထောင်ဖက်</text:p>
          </table:table-cell>
          <table:table-cell table:style-name="Table7.D1" office:value-type="string">
            <text:p text:style-name="P48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60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9"/>
            <text:p text:style-name="P49"/>
            <text:p text:style-name="P51">သတိပေးချက်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5" office:value-type="string">
            <text:p text:style-name="P46"/>
            <text:p text:style-name="P46"/>
            <text:p text:style-name="P51">ရှင်းလင်းချက်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ext:soft-page-break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08:01.808000000</dc:date>
    <meta:editing-duration>P1DT6H38M30S</meta:editing-duration>
    <meta:editing-cycles>779</meta:editing-cycles>
    <meta:document-statistic meta:table-count="9" meta:image-count="0" meta:object-count="0" meta:page-count="4" meta:paragraph-count="130" meta:word-count="370" meta:character-count="2373" meta:non-whitespace-character-count="2128"/>
  </office:meta>
</office:document-meta>
</file>